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Transform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Transformer.endElement( String uri , String name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ter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ransformer.setup( SourceResolver resolver , Map objectModel , String source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ter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ransformer.startElement( String uri , String name , String raw , Attributes attribut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ilterTransformer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Transformer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Transfor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Transfor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Transform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Transform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